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5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draw:g draw:name="Group 1">
          <draw:frame draw:name="Picture 2" draw:style-name="gr1" draw:text-style-name="P1" draw:layer="layout" svg:width="6.543cm" svg:height="2.636cm" svg:x="8.89cm" svg:y="0.53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3cm" svg:x="9.463cm" svg:y="0.974cm">
            <text:p text:style-name="P2"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2cm" svg:x="3.179cm" svg:y="1.931cm" draw:page-number="1" presentation:class="page"/>
          <draw:frame draw:name="Notes Placeholder 2" presentation:style-name="pr1" draw:text-style-name="P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1" draw:master-page-name="Default" xml:id="id2" draw:id="id2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is </text:span><text:span text:style-name="T2">a </text:span><text:span text:style-name="T2">st</text:span><text:span text:style-name="T2">ri</text:span><text:span text:style-name="T2">n</text:span><text:span text:style-name="T2">g </text:span><text:span text:style-name="T2">?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7"><text:span text:style-name="T3">a typedef for basic_string&lt;char&gt;</text:span></text:p>
              </text:list-item>
              <text:list-item>
                <text:p text:style-name="P7"><text:span text:style-name="T3">The basic_string class represents a Sequence of characters.</text:span></text:p>
              </text:list-item>
              <text:list-item>
                <text:p text:style-name="P7"><text:span text:style-name="T3">It contain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ll the usual operations of a Sequence.</text:span></text:p>
                  </text:list-item>
                  <text:list-item>
                    <text:p text:style-name="P7"><text:span text:style-name="T3">standard string operations such as search and concatenation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15cm" svg:x="3.179cm" svg:y="1.909cm" draw:page-number="2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 xml:id="id3" draw:id="id3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R</text:span><text:span text:style-name="T2">o</text:span><text:span text:style-name="T2">p</text:span><text:span text:style-name="T2">e: </text:span><text:span text:style-name="T2">n</text:span><text:span text:style-name="T2">o</text:span><text:span text:style-name="T2">n </text:span><text:span text:style-name="T2">st</text:span><text:span text:style-name="T2">a</text:span><text:span text:style-name="T2">n</text:span><text:span text:style-name="T2">d</text:span><text:span text:style-name="T2">ar</text:span><text:span text:style-name="T2">d!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7"><text:span text:style-name="T3">Scalable string implementation.</text:span></text:p>
              </text:list-item>
              <text:list-item>
                <text:p text:style-name="P7"><text:span text:style-name="T3">Efficient operation that involve the string as a whole.</text:span></text:p>
              </text:list-item>
              <text:list-item>
                <text:p text:style-name="P7"><text:span text:style-name="T3">A rope is a reasonable representation for very long strings such as edit buffers or mail message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15cm" svg:x="3.179cm" svg:y="1.909cm" draw:page-number="3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 xml:id="id4" draw:id="id4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R</text:span><text:span text:style-name="T2">o</text:span><text:span text:style-name="T2">p</text:span><text:span text:style-name="T2">e: </text:span><text:span text:style-name="T2">n</text:span><text:span text:style-name="T2">o</text:span><text:span text:style-name="T2">n </text:span><text:span text:style-name="T2">st</text:span><text:span text:style-name="T2">a</text:span><text:span text:style-name="T2">n</text:span><text:span text:style-name="T2">d</text:span><text:span text:style-name="T2">ar</text:span><text:span text:style-name="T2">d!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p text:style-name="P9"><text:span text:style-name="T3">#include &lt;ext/rope&gt;</text:span></text:p>
            <text:p text:style-name="P9"><text:span text:style-name="T3">#include &lt;iostream&gt;</text:span></text:p>
            <text:p text:style-name="P9"><text:span text:style-name="T3">using namespace std;</text:span></text:p>
            <text:p text:style-name="P9"><text:span text:style-name="T3"/></text:p>
            <text:p text:style-name="P9"><text:span text:style-name="T3">int main() {</text:span></text:p>
            <text:p text:style-name="P9"><text:span text:style-name="T3"><text:s text:c="2"/></text:span><text:span text:style-name="T3">__gnu_cxx::crope r("this should be longer!");</text:span></text:p>
            <text:p text:style-name="P9"><text:span text:style-name="T3"><text:s text:c="2"/></text:span><text:span text:style-name="T3">cout &lt;&lt; r &lt;&lt; endl;</text:span></text:p>
            <text:p text:style-name="P9"><text:span text:style-name="T3">}</text:span></text:p>
            <text:p text:style-name="P7"><text:span text:style-name="T3"/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15cm" svg:x="3.179cm" svg:y="1.909cm" draw:page-number="4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1" draw:master-page-name="Default" xml:id="id5" draw:id="id5">
        <draw:frame draw:name="Title 1" presentation:style-name="pr2" draw:text-style-name="P6" draw:layer="layout" svg:width="25.399cm" svg:height="3.382cm" svg:x="0cm" svg:y="0.319cm" presentation:class="title" presentation:user-transformed="true">
          <draw:text-box>
            <text:p text:style-name="P10"><text:span text:style-name="T4">H</text:span><text:span text:style-name="T4">o</text:span><text:span text:style-name="T4">w </text:span><text:span text:style-name="T4">to </text:span><text:span text:style-name="T4">c</text:span><text:span text:style-name="T4">o</text:span><text:span text:style-name="T4">n</text:span><text:span text:style-name="T4">ve</text:span><text:span text:style-name="T4">rt </text:span><text:span text:style-name="T4">s</text:span><text:span text:style-name="T4">o</text:span><text:span text:style-name="T4">m</text:span><text:span text:style-name="T4">et</text:span><text:span text:style-name="T4">hi</text:span><text:span text:style-name="T4">n</text:span><text:span text:style-name="T4">g </text:span><text:span text:style-name="T4">to </text:span><text:span text:style-name="T4">a </text:span><text:span text:style-name="T4">st</text:span><text:span text:style-name="T4">ri</text:span><text:span text:style-name="T4">n</text:span><text:span text:style-name="T4">g</text:span><text:span text:style-name="T4">?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c++11: to_string for primitives 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Using std::ostringstream</text:span></text:p>
              </text:list-item>
              <text:list-item>
                <text:p text:style-name="P7"><text:span text:style-name="T3">We can encapsulate the string conversion and format into stringify functions – </text:span><text:span text:style-name="T5">stringify exampl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15cm" svg:x="3.179cm" svg:y="1.909cm" draw:page-number="5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More?" draw:style-name="dp1" draw:master-page-name="Default" xml:id="id6" draw:id="id6">
        <draw:frame draw:name="Title 1" presentation:style-name="pr2" draw:text-style-name="P6" draw:layer="layout" svg:width="25.399cm" svg:height="3.382cm" svg:x="0cm" svg:y="0.319cm" presentation:class="title" presentation:user-transformed="true">
          <draw:text-box>
            <text:p text:style-name="P10"><text:span text:style-name="T4">M</text:span><text:span text:style-name="T4">o</text:span><text:span text:style-name="T4">r</text:span><text:span text:style-name="T4">e</text:span><text:span text:style-name="T4">?</text:span></text:p>
          </draw:text-box>
        </draw:frame>
        <draw:frame draw:name="Text Placeholder 2" presentation:style-name="pr3" draw:text-style-name="P8" draw:layer="layout" svg:width="24.01cm" svg:height="13.954cm" svg:x="0.832cm" svg:y="1.708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Lots of other features, especially in c++11 (threads,…)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Other librari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Boost</text:span></text:p>
                  </text:list-item>
                  <text:list-item>
                    <text:p text:style-name="P7"><text:span text:style-name="T3">opencv, dlib, armadillo, zlib, …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cm" svg:height="9.515cm" svg:x="3.179cm" svg:y="1.909cm" draw:page-number="6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199</meta:editing-cycles>
    <meta:print-date>2006-12-24T17:09:16</meta:print-date>
    <meta:creation-date>1601-01-01T02:00:00</meta:creation-date>
    <dc:date>2018-05-27T12:47:36.892253202</dc:date>
    <meta:editing-duration>P1DT19H24M55S</meta:editing-duration>
    <meta:generator>LibreOffice/5.1.6.2$Linux_X86_64 LibreOffice_project/10m0$Build-2</meta:generator>
    <meta:document-statistic meta:object-count="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